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2d19c0"/>
    </style:style>
    <style:style style:name="P2" style:family="paragraph" style:parent-style-name="Heading_20_3">
      <style:text-properties officeooo:rsid="002d19c0"/>
    </style:style>
    <style:style style:name="P3" style:family="paragraph" style:parent-style-name="Heading_20_3">
      <style:paragraph-properties fo:margin-top="3.2cm" fo:margin-bottom="0.25cm" loext:contextual-spacing="false"/>
    </style:style>
    <style:style style:name="P4" style:family="paragraph" style:parent-style-name="Text_20_body">
      <style:text-properties officeooo:rsid="002d19c0" officeooo:paragraph-rsid="0035ab16"/>
    </style:style>
    <style:style style:name="P5" style:family="paragraph" style:parent-style-name="Heading_20_1" style:master-page-name="Right_20_Page">
      <style:paragraph-properties style:page-number="auto"/>
      <style:text-properties officeooo:rsid="003495b0" officeooo:paragraph-rsid="003495b0"/>
    </style:style>
    <style:style style:name="T1" style:family="text">
      <style:text-properties officeooo:rsid="003495b0"/>
    </style:style>
    <style:style style:name="T2" style:family="text">
      <style:text-properties officeooo:rsid="0035ab1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Heroes</text:h>
      <text:p text:style-name="Heading_20_2">(<text:span text:style-name="T1">David Bowie</text:span>)</text:p>
      <text:p text:style-name="P2">[INTRO]</text:p>
      <text:p text:style-name="P1">D <text:s/>G <text:s/>D <text:s/>G</text:p>
      <text:p text:style-name="Heading_20_3">[VERSE 1]</text:p>
      <text:p text:style-name="P1">D <text:s text:c="19"/>G</text:p>
      <text:p text:style-name="P1">I - I wish you could swim</text:p>
      <text:p text:style-name="P1"><text:s text:c="9"/>D <text:s text:c="26"/>G</text:p>
      <text:p text:style-name="P1">Like the dolphins - like dolphins can swim</text:p>
      <text:p text:style-name="P1"><text:s text:c="7"/>C <text:s text:c="31"/>D</text:p>
      <text:p text:style-name="P1">Though nothing - nothing will keep us together</text:p>
      <text:p text:style-name="P1"><text:s text:c="7"/>Am <text:s text:c="6"/>Em <text:s text:c="10"/>D</text:p>
      <text:p text:style-name="P1">We can beat them forever and ever</text:p>
      <text:p text:style-name="P1"><text:s text:c="13"/>C <text:s text:c="4"/>G <text:s text:c="12"/>D</text:p>
      <text:p text:style-name="P1">Oh we can be Heroes just for one day</text:p>
      <text:p text:style-name="Heading_20_3">[Instrumental]</text:p>
      <text:p text:style-name="P1">D <text:s/>G <text:s/>D <text:s/>G</text:p>
      <text:p text:style-name="Heading_20_3">[VERSE 2]</text:p>
      <text:p text:style-name="P1">D <text:s text:c="8"/>G </text:p>
      <text:p text:style-name="P1">I will be King</text:p>
      <text:p text:style-name="P1"><text:s text:c="4"/>D <text:s text:c="16"/>G</text:p>
      <text:p text:style-name="P1">And you - you will be Queen</text:p>
      <text:p text:style-name="P1"><text:s text:c="4"/>C <text:s text:c="23"/>D</text:p>
      <text:p text:style-name="P1">For nothing will drive them away</text:p>
      <text:p text:style-name="P1"><text:s text:c="10"/>Am <text:s text:c="5"/>Em <text:s text:c="12"/>D</text:p>
      <text:p text:style-name="P1">We can be Heroes - just for one day</text:p>
      <text:p text:style-name="P1"><text:s text:c="10"/>C <text:s text:c="6"/>G <text:s text:c="12"/>D</text:p>
      <text:p text:style-name="P1">We can be honest - just for one day</text:p>
      <text:p text:style-name="P3"><text:soft-page-break/>[VERSE 3]</text:p>
      <text:p text:style-name="P1">D <text:s text:c="6"/>G</text:p>
      <text:p text:style-name="P1">I can remembe<text:span text:style-name="T2">r</text:span></text:p>
      <text:p text:style-name="P1">D <text:s text:c="14"/>G</text:p>
      <text:p text:style-name="P1">Standing by the wall</text:p>
      <text:p text:style-name="P1"><text:s text:c="8"/>D <text:s text:c="15"/>G</text:p>
      <text:p text:style-name="P4">And the guards shot above our heads </text:p>
      <text:p text:style-name="P4"><text:s text:c="7"/>D <text:s text:c="29"/>G</text:p>
      <text:p text:style-name="P1">And we kissed as though nothing would fall</text:p>
      <text:p text:style-name="Heading_20_3">[BRIDGE]</text:p>
      <text:p text:style-name="P1"><text:s text:c="8"/>C <text:s text:c="15"/>D</text:p>
      <text:p text:style-name="P1">And the shame was on the other side</text:p>
      <text:p text:style-name="P1"><text:s text:c="10"/>Am <text:s text:c="10"/>Em <text:s text:c="6"/>D</text:p>
      <text:p text:style-name="P1">Oh we can beat them forever and ever</text:p>
      <text:p text:style-name="P1"><text:s text:c="15"/>C <text:s text:c="5"/>G <text:s text:c="11"/>D</text:p>
      <text:p text:style-name="P1">Then we can be Heroes just for one day</text:p>
      <text:p text:style-name="Heading_20_3">[INSTRUMENTAL]</text:p>
      <text:p text:style-name="P1">D <text:s/>G <text:s/>D <text:s/>G </text:p>
      <text:p text:style-name="Heading_20_3">[OUTRO]</text:p>
      <text:p text:style-name="P1">D <text:s text:c="8"/>G <text:s text:c="5"/>D</text:p>
      <text:p text:style-name="P1">We can be Heroes</text:p>
      <text:p text:style-name="P1"><text:s text:c="10"/>G <text:s text:c="5"/>D</text:p>
      <text:p text:style-name="P1">We can be Heroes</text:p>
      <text:p text:style-name="P1"><text:s text:c="10"/>G <text:s text:c="18"/>D</text:p>
      <text:p text:style-name="P1">We can be Heroes just for one day</text:p>
      <text:p text:style-name="P1"><text:s text:c="10"/>G</text:p>
      <text:p text:style-name="P1">We can be Hero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 style:writing-mode="page"/>
      <style:text-properties style:font-name="Courier New" fo:font-family="'Courier New'" style:font-style-name="Regular" style:font-pitch="variable" fo:font-size="17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ourier New1" fo:font-family="'Courier New'" style:font-style-name="Bold" style:font-pitch="variable" fo:font-size="22pt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class="text" style:master-page-name="">
      <style:paragraph-properties fo:margin-top="0cm" fo:margin-bottom="0cm" loext:contextual-spacing="false" style:page-number="auto" style:writing-mode="page"/>
      <style:text-properties style:font-name="Courier New" fo:font-family="'Courier New'" style:font-style-name="Regular" style:font-pitch="variable" fo:font-size="20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class="text">
      <style:paragraph-properties fo:margin-left="0cm" fo:margin-right="0cm" fo:margin-top="0.25cm" fo:margin-bottom="0.25cm" loext:contextual-spacing="false" fo:text-indent="0cm" style:auto-text-indent="false" style:writing-mode="page"/>
      <style:text-properties fo:color="#000000" style:font-name="Courier New1" fo:font-family="'Courier New'" style:font-style-name="Bold" style:font-pitch="variable" fo:font-size="18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2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59cm" fo:page-height="27.94cm" style:num-format="1" style:print-orientation="portrait" fo:margin-top="0.75cm" fo:margin-bottom="0.75cm" fo:margin-left="0.75cm" fo:margin-right="0.7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59cm" fo:page-height="27.94cm" style:num-format="1" style:print-orientation="portrait" fo:margin-top="0.75cm" fo:margin-bottom="0.75cm" fo:margin-left="0.75cm" fo:margin-right="0.7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1:19:31.134214000</meta:creation-date>
    <meta:editing-duration>PT7H25M56S</meta:editing-duration>
    <meta:editing-cycles>38</meta:editing-cycles>
    <meta:generator>LibreOffice/5.2.7.2$Linux_X86_64 LibreOffice_project/20m0$Build-2</meta:generator>
    <dc:title>Lyrics + Chords</dc:title>
    <dc:date>2018-03-09T17:33:01.387348722</dc:date>
    <meta:print-date>2017-04-03T12:23:29.985893000</meta:print-date>
    <meta:document-statistic meta:table-count="0" meta:image-count="0" meta:object-count="0" meta:page-count="2" meta:paragraph-count="55" meta:word-count="215" meta:character-count="1315" meta:non-whitespace-character-count="664"/>
    <meta:template xlink:type="simple" xlink:actuate="onRequest" xlink:title="Lyrics + Chords" xlink:href="../../../Library/Application%20Support/LibreOffice/4/user/template/Lyrics%20+%20Chords1.ott" meta:date="2017-04-03T11:19:30.791017000"/>
  </office:meta>
</office:document-meta>
</file>